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81.95pt" svg:y="132.49pt">
            <draw:object draw:notify-on-update-of-ranges="Sheet1.A1:Sheet1.A1 Sheet1.A2:Sheet1.A5 Sheet1.B1:Sheet1.B1 Sheet1.B2:Sheet1.B5 Sheet1.C1:Sheet1.C1 Sheet1.C2:Sheet1.C5 Sheet1.D1:Sheet1.D1 Sheet1.D2:Sheet1.D5 Sheet1.E1:Sheet1.E1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68.28pt" svg:height="263.57pt" svg:x="532.29pt" svg:y="124.92pt">
            <draw:object draw:notify-on-update-of-ranges="Sheet1.A1:Sheet1.A1 Sheet1.B1:Sheet1.E1 Sheet1.A2:Sheet1.A2 Sheet1.B2:Sheet1.E2 Sheet1.A3:Sheet1.A3 Sheet1.B3:Sheet1.E3 Sheet1.A4:Sheet1.A4 Sheet1.B4:Sheet1.E4 Sheet1.A5:Sheet1.A5 Sheet1.B5:Sheet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5427" calcext:value-type="float">
            <text:p>26.5427</text:p>
          </table:table-cell>
          <table:table-cell office:value-type="float" office:value="26.3447" calcext:value-type="float">
            <text:p>26.3447</text:p>
          </table:table-cell>
          <table:table-cell office:value-type="float" office:value="26.3502" calcext:value-type="float">
            <text:p>26.3502</text:p>
          </table:table-cell>
          <table:table-cell office:value-type="float" office:value="26.5324" calcext:value-type="float">
            <text:p>26.5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6855" calcext:value-type="float">
            <text:p>51.6855</text:p>
          </table:table-cell>
          <table:table-cell office:value-type="float" office:value="52.5352" calcext:value-type="float">
            <text:p>52.5352</text:p>
          </table:table-cell>
          <table:table-cell office:value-type="float" office:value="52.6884" calcext:value-type="float">
            <text:p>52.6884</text:p>
          </table:table-cell>
          <table:table-cell office:value-type="float" office:value="52.953" calcext:value-type="float">
            <text:p>52.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.5054" calcext:value-type="float">
            <text:p>90.5054</text:p>
          </table:table-cell>
          <table:table-cell office:value-type="float" office:value="93.1108" calcext:value-type="float">
            <text:p>93.1108</text:p>
          </table:table-cell>
          <table:table-cell office:value-type="float" office:value="93.3788" calcext:value-type="float">
            <text:p>93.3788</text:p>
          </table:table-cell>
          <table:table-cell office:value-type="float" office:value="93.6819" calcext:value-type="float">
            <text:p>93.6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.361" calcext:value-type="float">
            <text:p>129.361</text:p>
          </table:table-cell>
          <table:table-cell office:value-type="float" office:value="134.743" calcext:value-type="float">
            <text:p>134.743</text:p>
          </table:table-cell>
          <table:table-cell office:value-type="float" office:value="129.383" calcext:value-type="float">
            <text:p>129.383</text:p>
          </table:table-cell>
          <table:table-cell office:value-type="float" office:value="133.456" calcext:value-type="float">
            <text:p>133.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3:39:18.242171073</meta:creation-date>
    <dc:date>2019-04-15T11:09:33.783856248</dc:date>
    <meta:editing-duration>PT18H46M38S</meta:editing-duration>
    <meta:editing-cycles>2</meta:editing-cycles>
    <meta:generator>LibreOffice/6.0.7.3$Linux_X86_64 LibreOffice_project/00m0$Build-3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2cm" svg:y="0.315cm" chart:style-name="ch2">
          <text:p>Performence vs Trials
</text:p>
        </chart:title>
        <chart:legend chart:legend-position="end" svg:x="13.172cm" svg:y="3.456cm" style:legend-expansion="high" chart:style-name="ch3"/>
        <chart:plot-area chart:style-name="ch4" table:cell-range-address="Sheet1.A1:Sheet1.E5" chart:data-source-has-labels="both" svg:x="-0.034cm" svg:y="-0.199cm" svg:width="12.53cm" svg:height="7.546cm">
          <chartooo:coordinate-region svg:x="0.773cm" svg:y="0cm" svg:width="11.629cm" svg:height="6.7cm"/>
          <chart:axis chart:dimension="x" chart:name="primary-x" chart:style-name="ch5" chartooo:axis-type="auto"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series chart:style-name="ch8" chart:values-cell-range-address="Sheet1.C2:Sheet1.C5" chart:label-cell-address="Sheet1.C1:Sheet1.C1" chart:class="chart:scatter">
            <chart:data-point chart:repeated="4"/>
          </chart:series>
          <chart:series chart:style-name="ch9" chart:values-cell-range-address="Sheet1.D2:Sheet1.D5" chart:label-cell-address="Sheet1.D1:Sheet1.D1" chart:class="chart:scatter">
            <chart:data-point chart:repeated="4"/>
          </chart:series>
          <chart:series chart:style-name="ch10" chart:values-cell-range-address="Sheet1.E2:Sheet1.E5" chart:label-cell-address="Sheet1.E1:Sheet1.E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Sheet1.B1:Sheet1.B1</svg:desc>
                </draw:g>
              </table:table-cell>
              <table:table-cell office:value-type="string">
                <text:p>1000000</text:p>
                <draw:g>
                  <svg:desc>Sheet1.C1:Sheet1.C1</svg:desc>
                </draw:g>
              </table:table-cell>
              <table:table-cell office:value-type="string">
                <text:p>5000000</text:p>
                <draw:g>
                  <svg:desc>Sheet1.D1:Sheet1.D1</svg:desc>
                </draw:g>
              </table:table-cell>
              <table:table-cell office:value-type="string">
                <text:p>1000000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26.5427">
                <text:p>26.5427</text:p>
                <draw:g>
                  <svg:desc>Sheet1.B2:Sheet1.B5</svg:desc>
                </draw:g>
              </table:table-cell>
              <table:table-cell office:value-type="float" office:value="26.3447">
                <text:p>26.3447</text:p>
                <draw:g>
                  <svg:desc>Sheet1.C2:Sheet1.C5</svg:desc>
                </draw:g>
              </table:table-cell>
              <table:table-cell office:value-type="float" office:value="26.3502">
                <text:p>26.3502</text:p>
                <draw:g>
                  <svg:desc>Sheet1.D2:Sheet1.D5</svg:desc>
                </draw:g>
              </table:table-cell>
              <table:table-cell office:value-type="float" office:value="26.5324">
                <text:p>26.5324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.6855">
                <text:p>51.6855</text:p>
              </table:table-cell>
              <table:table-cell office:value-type="float" office:value="52.5352">
                <text:p>52.5352</text:p>
              </table:table-cell>
              <table:table-cell office:value-type="float" office:value="52.6884">
                <text:p>52.6884</text:p>
              </table:table-cell>
              <table:table-cell office:value-type="float" office:value="52.953">
                <text:p>52.9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0.5054">
                <text:p>90.5054</text:p>
              </table:table-cell>
              <table:table-cell office:value-type="float" office:value="93.1108">
                <text:p>93.1108</text:p>
              </table:table-cell>
              <table:table-cell office:value-type="float" office:value="93.3788">
                <text:p>93.3788</text:p>
              </table:table-cell>
              <table:table-cell office:value-type="float" office:value="93.6819">
                <text:p>93.68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9.361">
                <text:p>129.361</text:p>
              </table:table-cell>
              <table:table-cell office:value-type="float" office:value="134.743">
                <text:p>134.743</text:p>
              </table:table-cell>
              <table:table-cell office:value-type="float" office:value="129.383">
                <text:p>129.383</text:p>
              </table:table-cell>
              <table:table-cell office:value-type="float" office:value="133.456">
                <text:p>133.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21cm" svg:height="9.299cm" xlink:href=".." xlink:type="simple" chart:class="chart:scatter" chart:style-name="ch1">
        <chart:title svg:x="5.729cm" svg:y="0.321cm" chart:style-name="ch2">
          <text:p>Performence vs Threads</text:p>
        </chart:title>
        <chart:legend chart:legend-position="end" svg:x="14.992cm" svg:y="3.603cm" style:legend-expansion="high" chart:style-name="ch3"/>
        <chart:plot-area chart:style-name="ch4" table:cell-range-address="Sheet1.A1:Sheet1.E5" chart:data-source-has-labels="both" svg:x="0.33cm" svg:y="1.285cm" svg:width="14.332cm" svg:height="7.829cm">
          <chartooo:coordinate-region svg:x="0.951cm" svg:y="1.484cm" svg:width="12.782cm" svg:height="6.983cm"/>
          <chart:axis chart:dimension="x" chart:name="primary-x" chart:style-name="ch5" chartooo:axis-type="auto"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E2" chart:label-cell-address="Sheet1.A2:Sheet1.A2" chart:class="chart:scatter">
            <chart:domain table:cell-range-address="Sheet1.B1:Sheet1.E1"/>
            <chart:data-point chart:repeated="4"/>
          </chart:series>
          <chart:series chart:style-name="ch8" chart:values-cell-range-address="Sheet1.B3:Sheet1.E3" chart:label-cell-address="Sheet1.A3:Sheet1.A3" chart:class="chart:scatter">
            <chart:data-point chart:repeated="4"/>
          </chart:series>
          <chart:series chart:style-name="ch9" chart:values-cell-range-address="Sheet1.B4:Sheet1.E4" chart:label-cell-address="Sheet1.A4:Sheet1.A4" chart:class="chart:scatter">
            <chart:data-point chart:repeated="4"/>
          </chart:series>
          <chart:series chart:style-name="ch10" chart:values-cell-range-address="Sheet1.B5:Sheet1.E5" chart:label-cell-address="Sheet1.A5:Sheet1.A5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1:Sheet1.E1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:Sheet1.A2</svg:desc>
                </draw:g>
              </table:table-cell>
              <table:table-cell office:value-type="float" office:value="26.5427">
                <text:p>26.5427</text:p>
                <draw:g>
                  <svg:desc>Sheet1.B2:Sheet1.E2</svg:desc>
                </draw:g>
              </table:table-cell>
              <table:table-cell office:value-type="float" office:value="26.3447">
                <text:p>26.3447</text:p>
              </table:table-cell>
              <table:table-cell office:value-type="float" office:value="26.3502">
                <text:p>26.3502</text:p>
              </table:table-cell>
              <table:table-cell office:value-type="float" office:value="26.5324">
                <text:p>26.5324</text:p>
              </table:table-cell>
            </table:table-row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51.6855">
                <text:p>51.6855</text:p>
                <draw:g>
                  <svg:desc>Sheet1.B3:Sheet1.E3</svg:desc>
                </draw:g>
              </table:table-cell>
              <table:table-cell office:value-type="float" office:value="52.5352">
                <text:p>52.5352</text:p>
              </table:table-cell>
              <table:table-cell office:value-type="float" office:value="52.6884">
                <text:p>52.6884</text:p>
              </table:table-cell>
              <table:table-cell office:value-type="float" office:value="52.953">
                <text:p>52.953</text:p>
              </table:table-cell>
            </table:table-row>
            <table:table-row>
              <table:table-cell office:value-type="string">
                <text:p>4</text:p>
                <draw:g>
                  <svg:desc>Sheet1.A4:Sheet1.A4</svg:desc>
                </draw:g>
              </table:table-cell>
              <table:table-cell office:value-type="float" office:value="90.5054">
                <text:p>90.5054</text:p>
                <draw:g>
                  <svg:desc>Sheet1.B4:Sheet1.E4</svg:desc>
                </draw:g>
              </table:table-cell>
              <table:table-cell office:value-type="float" office:value="93.1108">
                <text:p>93.1108</text:p>
              </table:table-cell>
              <table:table-cell office:value-type="float" office:value="93.3788">
                <text:p>93.3788</text:p>
              </table:table-cell>
              <table:table-cell office:value-type="float" office:value="93.6819">
                <text:p>93.6819</text:p>
              </table:table-cell>
            </table:table-row>
            <table:table-row>
              <table:table-cell office:value-type="string">
                <text:p>8</text:p>
                <draw:g>
                  <svg:desc>Sheet1.A5:Sheet1.A5</svg:desc>
                </draw:g>
              </table:table-cell>
              <table:table-cell office:value-type="float" office:value="129.361">
                <text:p>129.361</text:p>
                <draw:g>
                  <svg:desc>Sheet1.B5:Sheet1.E5</svg:desc>
                </draw:g>
              </table:table-cell>
              <table:table-cell office:value-type="float" office:value="134.743">
                <text:p>134.743</text:p>
              </table:table-cell>
              <table:table-cell office:value-type="float" office:value="129.383">
                <text:p>129.383</text:p>
              </table:table-cell>
              <table:table-cell office:value-type="float" office:value="133.456">
                <text:p>133.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